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2" style:family="table">
      <style:table-properties style:width="15.124cm" fo:margin-left="0.388cm" table:align="left" style:writing-mode="lr-tb"/>
    </style:style>
    <style:style style:name="Tabela2.A" style:family="table-column">
      <style:table-column-properties style:column-width="6.105cm"/>
    </style:style>
    <style:style style:name="Tabela2.B" style:family="table-column">
      <style:table-column-properties style:column-width="9.019cm"/>
    </style:style>
    <style:style style:name="Tabela2.1" style:family="table-row">
      <style:table-row-properties style:min-row-height="1.423cm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2" style:family="table-row">
      <style:table-row-properties style:min-row-height="1.381cm" fo:keep-together="auto"/>
    </style:style>
    <style:style style:name="Tabela2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3" style:family="table-row">
      <style:table-row-properties style:min-row-height="7.885cm" fo:keep-together="auto"/>
    </style:style>
    <style:style style:name="Tabela3" style:family="table">
      <style:table-properties style:width="15.124cm" fo:margin-left="0.388cm" table:align="left" style:writing-mode="lr-tb"/>
    </style:style>
    <style:style style:name="Tabela3.A" style:family="table-column">
      <style:table-column-properties style:column-width="6.105cm"/>
    </style:style>
    <style:style style:name="Tabela3.B" style:family="table-column">
      <style:table-column-properties style:column-width="9.019cm"/>
    </style:style>
    <style:style style:name="Tabela3.1" style:family="table-row">
      <style:table-row-properties style:min-row-height="1.452cm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3.2" style:family="table-row">
      <style:table-row-properties style:min-row-height="1.323cm" fo:keep-together="auto"/>
    </style:style>
    <style:style style:name="Tabela3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" style:family="table">
      <style:table-properties style:width="15.124cm" fo:margin-left="0.388cm" table:align="left" style:writing-mode="lr-tb"/>
    </style:style>
    <style:style style:name="Tabela1.A" style:family="table-column">
      <style:table-column-properties style:column-width="6.105cm"/>
    </style:style>
    <style:style style:name="Tabela1.B" style:family="table-column">
      <style:table-column-properties style:column-width="9.019cm"/>
    </style:style>
    <style:style style:name="Tabela1.1" style:family="table-row">
      <style:table-row-properties style:min-row-height="1.452cm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2" style:family="table-row">
      <style:table-row-properties style:min-row-height="1.323cm" fo:keep-together="auto"/>
    </style:style>
    <style:style style:name="Tabela1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" style:family="table">
      <style:table-properties style:width="15.124cm" fo:margin-left="0.388cm" table:align="left" style:writing-mode="lr-tb"/>
    </style:style>
    <style:style style:name="Tabela4.A" style:family="table-column">
      <style:table-column-properties style:column-width="6.105cm"/>
    </style:style>
    <style:style style:name="Tabela4.B" style:family="table-column">
      <style:table-column-properties style:column-width="9.019cm"/>
    </style:style>
    <style:style style:name="Tabela4.1" style:family="table-row">
      <style:table-row-properties style:min-row-height="1.452cm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.2" style:family="table-row">
      <style:table-row-properties style:min-row-height="1.323cm" fo:keep-together="auto"/>
    </style:style>
    <style:style style:name="Tabela4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" style:family="table">
      <style:table-properties style:width="15.124cm" fo:margin-left="0.388cm" table:align="left" style:writing-mode="lr-tb"/>
    </style:style>
    <style:style style:name="Tabela5.A" style:family="table-column">
      <style:table-column-properties style:column-width="6.105cm"/>
    </style:style>
    <style:style style:name="Tabela5.B" style:family="table-column">
      <style:table-column-properties style:column-width="9.019cm"/>
    </style:style>
    <style:style style:name="Tabela5.1" style:family="table-row">
      <style:table-row-properties style:min-row-height="1.452cm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5.2" style:family="table-row">
      <style:table-row-properties style:min-row-height="1.323cm" fo:keep-together="auto"/>
    </style:style>
    <style:style style:name="Tabela5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" style:family="table">
      <style:table-properties style:width="15.124cm" fo:margin-left="0.388cm" table:align="left" style:writing-mode="lr-tb"/>
    </style:style>
    <style:style style:name="Tabela6.A" style:family="table-column">
      <style:table-column-properties style:column-width="6.105cm"/>
    </style:style>
    <style:style style:name="Tabela6.B" style:family="table-column">
      <style:table-column-properties style:column-width="9.019cm"/>
    </style:style>
    <style:style style:name="Tabela6.1" style:family="table-row">
      <style:table-row-properties style:min-row-height="1.452cm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6.2" style:family="table-row">
      <style:table-row-properties style:min-row-height="1.323cm" fo:keep-together="auto"/>
    </style:style>
    <style:style style:name="Tabela6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P1" style:family="paragraph" style:parent-style-name="Standard">
      <style:paragraph-properties fo:line-height="150%" fo:text-align="center" style:justify-single-word="false" fo:hyphenation-ladder-count="no-limit"/>
      <style:text-properties fo:text-transform="uppercase" style:font-name="Arial" fo:font-size="14pt" fo:font-weight="bold" officeooo:paragraph-rsid="00123db5" style:font-name-asian="Arial" style:font-size-asian="14pt" style:language-asian="ar" style:country-asian="SA" style:font-weight-asian="bold" style:font-name-complex="Arial" style:font-size-complex="14pt" fo:hyphenate="false" fo:hyphenation-remain-char-count="2" fo:hyphenation-push-char-count="2"/>
    </style:style>
    <style:style style:name="P2" style:family="paragraph" style:parent-style-name="Standard">
      <style:text-properties officeooo:paragraph-rsid="00123db5"/>
    </style:style>
    <style:style style:name="P3" style:family="paragraph" style:parent-style-name="Standard">
      <style:text-properties style:font-name="Arial" fo:font-style="italic" fo:font-weight="bold" officeooo:paragraph-rsid="00123db5" style:font-style-asian="italic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officeooo:paragraph-rsid="00123db5" style:font-name-complex="Ari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officeooo:paragraph-rsid="00123db5" style:font-name-complex="Arial"/>
    </style:style>
    <style:style style:name="P6" style:family="paragraph" style:parent-style-name="Standard">
      <style:text-properties style:font-name="Arial" officeooo:paragraph-rsid="00123db5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weight="bold" officeooo:paragraph-rsid="00123db5" style:font-weight-asian="bold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officeooo:paragraph-rsid="00123db5" style:font-weight-asian="bold" style:font-name-complex="Arial"/>
    </style:style>
    <style:style style:name="P9" style:family="paragraph" style:parent-style-name="Standard">
      <style:paragraph-properties fo:text-align="center" style:justify-single-word="false" style:text-autospace="none" style:snap-to-layout-grid="false"/>
      <style:text-properties fo:color="#00000a" style:font-name="Arial" fo:font-weight="bold" officeooo:paragraph-rsid="00123db5" style:font-weight-asian="bold" style:font-name-complex="Arial" style:font-weight-complex="bold"/>
    </style:style>
    <style:style style:name="P10" style:family="paragraph" style:parent-style-name="Standard">
      <style:paragraph-properties fo:text-align="center" style:justify-single-word="false" style:text-autospace="none"/>
      <style:text-properties officeooo:paragraph-rsid="00123db5"/>
    </style:style>
    <style:style style:name="P11" style:family="paragraph" style:parent-style-name="Standard">
      <style:paragraph-properties fo:margin-top="0cm" fo:margin-bottom="0.282cm" loext:contextual-spacing="false" fo:line-height="107%"/>
      <style:text-properties officeooo:rsid="00113e81" officeooo:paragraph-rsid="00123db5"/>
    </style:style>
    <style:style style:name="P12" style:family="paragraph" style:parent-style-name="Standard">
      <style:paragraph-properties fo:margin-top="0cm" fo:margin-bottom="0.282cm" loext:contextual-spacing="false" fo:line-height="107%"/>
      <style:text-properties officeooo:paragraph-rsid="00123db5"/>
    </style:style>
    <style:style style:name="P13" style:family="paragraph" style:parent-style-name="Standard">
      <style:paragraph-properties fo:margin-top="0cm" fo:margin-bottom="0.282cm" loext:contextual-spacing="false" fo:line-height="107%"/>
      <style:text-properties style:font-name="Arial" fo:font-weight="bold" officeooo:paragraph-rsid="00123db5" style:font-name-asian="Calibri" style:language-asian="ar" style:country-asian="SA" style:font-weight-asian="bold" style:font-name-complex="Arial" style:font-size-complex="11pt"/>
    </style:style>
    <style:style style:name="P14" style:family="paragraph" style:parent-style-name="Standard">
      <style:paragraph-properties fo:margin-top="0cm" fo:margin-bottom="0.282cm" loext:contextual-spacing="false" fo:line-height="107%"/>
      <style:text-properties style:font-name="Arial" officeooo:rsid="00113e81" officeooo:paragraph-rsid="00123db5" style:font-name-asian="Calibri" style:language-asian="ar" style:country-asian="SA" style:font-name-complex="Arial" style:font-size-complex="11pt"/>
    </style:style>
    <style:style style:name="P15" style:family="paragraph" style:parent-style-name="Standard" style:list-style-name="L1">
      <style:text-properties style:font-name="Arial" fo:font-weight="normal" officeooo:rsid="0016eec8" officeooo:paragraph-rsid="0016eec8" style:font-weight-asian="normal" style:font-name-complex="Arial" style:font-weight-complex="normal"/>
    </style:style>
    <style:style style:name="P16" style:family="paragraph" style:parent-style-name="Standard" style:list-style-name="L1">
      <style:text-properties style:font-name="Arial" fo:font-weight="normal" officeooo:rsid="001d3998" officeooo:paragraph-rsid="001d3998" style:font-weight-asian="normal" style:font-name-complex="Arial" style:font-weight-complex="normal"/>
    </style:style>
    <style:style style:name="P17" style:family="paragraph" style:parent-style-name="Standard">
      <style:paragraph-properties style:snap-to-layout-grid="false"/>
      <style:text-properties style:font-name="Arial" fo:font-weight="bold" officeooo:paragraph-rsid="001e2a01" style:font-weight-asian="bold" style:font-name-complex="Arial"/>
    </style:style>
    <style:style style:name="P18" style:family="paragraph" style:parent-style-name="Standard">
      <style:paragraph-properties style:snap-to-layout-grid="false"/>
      <style:text-properties style:font-name="Arial" fo:font-weight="bold" officeooo:paragraph-rsid="001e3e9a" style:font-weight-asian="bold" style:font-name-complex="Arial"/>
    </style:style>
    <style:style style:name="P19" style:family="paragraph" style:parent-style-name="Standard">
      <style:paragraph-properties style:snap-to-layout-grid="false"/>
      <style:text-properties style:font-name="Arial" fo:font-weight="bold" officeooo:paragraph-rsid="00201335" style:font-weight-asian="bold" style:font-name-complex="Arial"/>
    </style:style>
    <style:style style:name="P20" style:family="paragraph" style:parent-style-name="Standard">
      <style:paragraph-properties style:snap-to-layout-grid="false"/>
      <style:text-properties style:font-name="Arial" fo:font-weight="bold" officeooo:paragraph-rsid="0023964b" style:font-weight-asian="bold" style:font-name-complex="Arial"/>
    </style:style>
    <style:style style:name="P21" style:family="paragraph" style:parent-style-name="Standard">
      <style:paragraph-properties fo:text-align="center" style:justify-single-word="false"/>
      <style:text-properties style:font-name="Arial" fo:font-weight="bold" officeooo:paragraph-rsid="001e2a01" style:font-weight-asian="bold" style:font-name-complex="Arial"/>
    </style:style>
    <style:style style:name="P22" style:family="paragraph" style:parent-style-name="Standard">
      <style:paragraph-properties fo:text-align="center" style:justify-single-word="false"/>
      <style:text-properties style:font-name="Arial" fo:font-weight="bold" officeooo:paragraph-rsid="001e3e9a" style:font-weight-asian="bold" style:font-name-complex="Arial"/>
    </style:style>
    <style:style style:name="P23" style:family="paragraph" style:parent-style-name="Standard">
      <style:paragraph-properties fo:text-align="center" style:justify-single-word="false"/>
      <style:text-properties style:font-name="Arial" fo:font-weight="bold" officeooo:paragraph-rsid="00201335" style:font-weight-asian="bold" style:font-name-complex="Arial"/>
    </style:style>
    <style:style style:name="P24" style:family="paragraph" style:parent-style-name="Standard">
      <style:paragraph-properties fo:text-align="center" style:justify-single-word="false"/>
      <style:text-properties style:font-name="Arial" fo:font-weight="bold" officeooo:paragraph-rsid="0023964b" style:font-weight-asian="bold" style:font-name-complex="Arial"/>
    </style:style>
    <style:style style:name="P25" style:family="paragraph" style:parent-style-name="Standard">
      <style:paragraph-properties fo:text-align="center" style:justify-single-word="false"/>
      <style:text-properties style:font-name="Arial" officeooo:paragraph-rsid="001e2a01" style:font-name-complex="Arial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 officeooo:paragraph-rsid="001e3e9a" style:font-name-complex="Ari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Arial" officeooo:paragraph-rsid="00201335" style:font-name-complex="Arial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" officeooo:paragraph-rsid="0023964b" style:font-name-complex="Arial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Arial" officeooo:paragraph-rsid="001e2a01" style:font-name-complex="Arial"/>
    </style:style>
    <style:style style:name="P30" style:family="paragraph" style:parent-style-name="Standard">
      <style:paragraph-properties fo:text-align="center" style:justify-single-word="false"/>
      <style:text-properties style:font-name="Arial" officeooo:paragraph-rsid="001e3e9a" style:font-name-complex="Arial"/>
    </style:style>
    <style:style style:name="P31" style:family="paragraph" style:parent-style-name="Standard">
      <style:paragraph-properties fo:text-align="center" style:justify-single-word="false"/>
      <style:text-properties style:font-name="Arial" officeooo:paragraph-rsid="00201335" style:font-name-complex="Arial"/>
    </style:style>
    <style:style style:name="P32" style:family="paragraph" style:parent-style-name="Standard">
      <style:paragraph-properties fo:text-align="center" style:justify-single-word="false"/>
      <style:text-properties style:font-name="Arial" officeooo:paragraph-rsid="0023964b" style:font-name-complex="Arial"/>
    </style:style>
    <style:style style:name="P33" style:family="paragraph" style:parent-style-name="Standard" style:list-style-name="L1">
      <style:text-properties officeooo:rsid="0016eec8" officeooo:paragraph-rsid="0016eec8"/>
    </style:style>
    <style:style style:name="P34" style:family="paragraph" style:parent-style-name="Standard">
      <style:text-properties officeooo:paragraph-rsid="001e2a01"/>
    </style:style>
    <style:style style:name="P35" style:family="paragraph" style:parent-style-name="Standard">
      <style:text-properties officeooo:paragraph-rsid="001e3e9a"/>
    </style:style>
    <style:style style:name="P36" style:family="paragraph" style:parent-style-name="Standard">
      <style:text-properties officeooo:paragraph-rsid="00201335"/>
    </style:style>
    <style:style style:name="P37" style:family="paragraph" style:parent-style-name="Standard">
      <style:text-properties fo:font-weight="normal" officeooo:paragraph-rsid="0023964b" style:font-weight-asian="normal" style:font-weight-complex="normal"/>
    </style:style>
    <style:style style:name="P38" style:family="paragraph" style:parent-style-name="Standard">
      <style:text-properties officeooo:paragraph-rsid="0023964b"/>
    </style:style>
    <style:style style:name="P39" style:family="paragraph" style:parent-style-name="Standard">
      <style:paragraph-properties fo:margin-top="0cm" fo:margin-bottom="0.282cm" loext:contextual-spacing="false" fo:line-height="107%"/>
      <style:text-properties style:font-name="Arial" officeooo:rsid="00113e81" officeooo:paragraph-rsid="001e2a01" style:font-name-asian="Calibri" style:language-asian="ar" style:country-asian="SA" style:font-name-complex="Arial" style:font-size-complex="11pt"/>
    </style:style>
    <style:style style:name="T1" style:family="text">
      <style:text-properties style:font-name="Arial" fo:font-weight="bold" style:font-name-asian="Calibri" style:language-asian="ar" style:country-asian="SA" style:font-weight-asian="bold" style:font-name-complex="Arial" style:font-size-complex="11pt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style:font-name="Arial" style:font-name-asian="Calibri" style:language-asian="ar" style:country-asian="SA" style:font-name-complex="Arial" style:font-size-complex="11pt"/>
    </style:style>
    <style:style style:name="T4" style:family="text">
      <style:text-properties style:font-name="Arial" fo:font-weight="normal" style:font-weight-asian="normal" style:font-name-complex="Arial" style:font-weight-complex="normal"/>
    </style:style>
    <style:style style:name="T5" style:family="text">
      <style:text-properties style:font-name="Arial" fo:font-weight="normal" officeooo:rsid="00160f26" style:font-weight-asian="normal" style:font-name-complex="Arial" style:font-weight-complex="normal"/>
    </style:style>
    <style:style style:name="T6" style:family="text">
      <style:text-properties style:font-name="Arial" fo:font-weight="normal" officeooo:rsid="0016eec8" style:font-weight-asian="normal" style:font-name-complex="Arial" style:font-weight-complex="normal"/>
    </style:style>
    <style:style style:name="T7" style:family="text">
      <style:text-properties style:font-name="Arial" fo:font-weight="normal" officeooo:rsid="0018edc6" style:font-weight-asian="normal" style:font-name-complex="Arial" style:font-weight-complex="normal"/>
    </style:style>
    <style:style style:name="T8" style:family="text">
      <style:text-properties style:font-name="Arial" fo:font-weight="normal" officeooo:rsid="001a407f" style:font-weight-asian="normal" style:font-name-complex="Arial" style:font-weight-complex="normal"/>
    </style:style>
    <style:style style:name="T9" style:family="text">
      <style:text-properties style:font-name="Arial" fo:font-weight="normal" officeooo:rsid="001d3998" style:font-weight-asian="normal" style:font-name-complex="Arial" style:font-weight-complex="normal"/>
    </style:style>
    <style:style style:name="T10" style:family="text">
      <style:text-properties style:font-name="Arial" fo:font-weight="normal" officeooo:rsid="001d5773" style:font-weight-asian="normal" style:font-name-complex="Arial" style:font-weight-complex="normal"/>
    </style:style>
    <style:style style:name="T11" style:family="text">
      <style:text-properties style:font-name="Arial" fo:font-weight="normal" officeooo:rsid="001d5879" style:font-weight-asian="normal" style:font-name-complex="Arial" style:font-weight-complex="normal"/>
    </style:style>
    <style:style style:name="T12" style:family="text">
      <style:text-properties style:font-name="Arial" fo:font-weight="normal" officeooo:rsid="001e3e9a" style:font-weight-asian="normal" style:font-name-complex="Arial" style:font-weight-complex="normal"/>
    </style:style>
    <style:style style:name="T13" style:family="text">
      <style:text-properties style:font-name="Arial" fo:font-weight="normal" officeooo:rsid="0021eafa" style:font-weight-asian="normal" style:font-name-complex="Arial" style:font-weight-complex="normal"/>
    </style:style>
    <style:style style:name="T14" style:family="text">
      <style:text-properties style:font-name="Arial" fo:font-weight="normal" officeooo:rsid="0023964b" style:font-weight-asian="normal" style:font-name-complex="Arial" style:font-weight-complex="normal"/>
    </style:style>
    <style:style style:name="T15" style:family="text">
      <style:text-properties style:font-name="Arial" fo:font-weight="normal" fo:background-color="#fff200" loext:char-shading-value="0" style:font-weight-asian="normal" style:font-name-complex="Arial" style:font-weight-complex="normal"/>
    </style:style>
    <style:style style:name="T16" style:family="text">
      <style:text-properties fo:color="#00000a" style:font-name="Arial" fo:font-weight="bold" style:font-weight-asian="bold" style:font-name-complex="Arial" style:font-weight-complex="bold"/>
    </style:style>
    <style:style style:name="T17" style:family="text">
      <style:text-properties fo:color="#00000a" style:font-name="Arial" fo:font-weight="bold" officeooo:rsid="001274e6" style:font-weight-asian="bold" style:font-name-complex="Arial" style:font-weight-complex="bold"/>
    </style:style>
    <style:style style:name="T18" style:family="text">
      <style:text-properties officeooo:rsid="001a407f"/>
    </style:style>
    <style:style style:name="T19" style:family="text">
      <style:text-properties officeooo:rsid="001e2a01"/>
    </style:style>
    <style:style style:name="T20" style:family="text">
      <style:text-properties officeooo:rsid="001e3e9a"/>
    </style:style>
    <style:style style:name="T21" style:family="text">
      <style:text-properties officeooo:rsid="0021e4cc"/>
    </style:style>
    <style:style style:name="T22" style:family="text">
      <style:text-properties officeooo:rsid="002396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VANTAMENTO DE REQUISITOS</text:p>
      <text:p text:style-name="P1"/>
      <text:p text:style-name="P12"><text:span text:style-name="T1">Entradas</text:span><text:span text:style-name="T3">: </text:span></text:p>
      <text:p text:style-name="P12"><text:span text:style-name="T1">Fonte</text:span><text:span text:style-name="T3">: </text:span></text:p>
      <text:p text:style-name="P12"><text:span text:style-name="T1">Saídas</text:span><text:span text:style-name="T3">:</text:span></text:p>
      <text:p text:style-name="P12"><text:span text:style-name="T1">Destino</text:span><text:span text:style-name="T3">:</text:span></text:p>
      <text:p text:style-name="P12"><text:span text:style-name="T1">Ação</text:span><text:span text:style-name="T3">:</text:span></text:p>
      <text:p text:style-name="P12"><text:span text:style-name="T1">Requisitos</text:span><text:span text:style-name="T3">: </text:span></text:p>
      <text:p text:style-name="P13">Pré condições:</text:p>
      <text:p text:style-name="P13">Pré condições: </text:p>
      <text:p text:style-name="P11"><text:span text:style-name="T1">Efeitos colaterais</text:span><text:span text:style-name="T3">:</text:span></text:p>
      <text:p text:style-name="P14"/>
      <text:p text:style-name="P3">Descrição dos requisitos funcionais</text:p>
      <text:p text:style-name="P3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9"/>
            <text:p text:style-name="P10"><text:span text:style-name="T16">RF 001 – </text:span><text:span text:style-name="T17">Cadastrar usuário</text:span>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4">Categoria:</text:p>
            <text:p text:style-name="P4">( ) Oculto <text:s text:c="4"/>(X) Evidente</text:p>
          </table:table-cell>
          <table:table-cell table:style-name="Tabela2.A1" office:value-type="string">
            <text:p text:style-name="P5">Prioridade:</text:p>
            <text:p text:style-name="P5">(X) Altíssima ( ) Alta <text:s text:c="4"/>( ) Média <text:s text:c="4"/>( )Baixa</text:p>
          </table:table-cell>
        </table:table-row>
        <table:table-row table:style-name="Tabela2.3">
          <table:table-cell table:style-name="Tabela2.A1" table:number-columns-spanned="2" office:value-type="string">
            <text:p text:style-name="P2"><text:span text:style-name="T2">Descrição: </text:span><text:span text:style-name="T5">O sistema deve </text:span><text:span text:style-name="T6">cadastrar o usuário e ter os seguintes campos:</text:span></text:p>
            <text:list xml:id="list2347439282" text:style-name="L1">
              <text:list-item>
                <text:p text:style-name="P15">Nome ou nome social</text:p>
              </text:list-item>
              <text:list-item>
                <text:p text:style-name="P15">Data de nascimento</text:p>
              </text:list-item>
              <text:list-item>
                <text:p text:style-name="P15">Estado Civil</text:p>
              </text:list-item>
              <text:list-item>
                <text:p text:style-name="P15">Filiação</text:p>
              </text:list-item>
              <text:list-item>
                <text:p text:style-name="P15">Endereço</text:p>
              </text:list-item>
              <text:list-item>
                <text:p text:style-name="P15">Numero de filhos solteiros e numero de filhos casados</text:p>
              </text:list-item>
              <text:list-item>
                <text:p text:style-name="P15">Telefone(s) ou numero para recado</text:p>
              </text:list-item>
              <text:list-item>
                <text:p text:style-name="P16">Ocupação, desempregado, aposentado ou afastado e o motivo do afastamento</text:p>
              </text:list-item>
              <text:list-item>
                <text:p text:style-name="P15">Composição familiar contendo o nome dos indivíduos, parentesco, idade, estado civil, Grau Inst., ocupação, local de trabalho, salário e observação.</text:p>
              </text:list-item>
              <text:list-item>
                <text:p text:style-name="P33"><text:span text:style-name="T15">Situação</text:span><text:span text:style-name="T4"> habitacional (Cedida, casa própria, financiada ou alugada), numero de cômodos, </text:span><text:span text:style-name="T7">valor da casa </text:span><text:span text:style-name="T8">ou das parcelas.</text:span></text:p>
              </text:list-item>
              <text:list-item>
                <text:p text:style-name="P33"><text:span text:style-name="T8"/></text:p>
              </text:list-item>
            </text:list>
          </table:table-cell>
          <table:covered-table-cell/>
        </table:table-row>
      </table:table>
      <text:p text:style-name="P6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table:number-columns-spanned="2" office:value-type="string">
            <text:p text:style-name="P7"/>
            <text:p text:style-name="P8">RF 002 – <text:span text:style-name="T18">Cadastrar parte contrária</text:span></text:p>
          </table:table-cell>
          <table:covered-table-cell/>
        </table:table-row>
        <text:soft-page-break/>
        <table:table-row table:style-name="Tabela3.2">
          <table:table-cell table:style-name="Tabela3.A2" office:value-type="string">
            <text:p text:style-name="P4">Categoria:</text:p>
            <text:p text:style-name="P4">(X) Oculto <text:s text:c="4"/>( ) Evidente</text:p>
          </table:table-cell>
          <table:table-cell table:style-name="Tabela3.A1" office:value-type="string">
            <text:p text:style-name="P5">Prioridade:</text:p>
            <text:p text:style-name="P5">(X) Altíssima ( ) Alta <text:s text:c="4"/>( ) Média <text:s text:c="4"/>( )Baixa</text:p>
          </table:table-cell>
        </table:table-row>
        <table:table-row table:style-name="Tabela3.1">
          <table:table-cell table:style-name="Tabela3.A1" table:number-columns-spanned="2" office:value-type="string">
            <text:p text:style-name="P2"><text:span text:style-name="T2">Descrição: </text:span><text:span text:style-name="T9">Deve ser possível cadastrar a parte contraria e preencher campos de Nome, ocupação, </text:span><text:span text:style-name="T10">Carteira de identidade, Nº de CPF, endereço e CEP. </text:span><text:span text:style-name="T11">(Campos obrigatórios).</text:span></text:p>
          </table:table-cell>
          <table:covered-table-cell/>
        </table:table-row>
      </table:table>
      <text:p text:style-name="P39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17"/>
            <text:p text:style-name="P21">RF 00<text:span text:style-name="T19">3</text:span> – <text:span text:style-name="T19">Cadastrar estagiários</text:span>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25">Categoria:</text:p>
            <text:p text:style-name="P25">(X) Oculto <text:s text:c="4"/>( ) Evidente</text:p>
          </table:table-cell>
          <table:table-cell table:style-name="Tabela1.A1" office:value-type="string">
            <text:p text:style-name="P29">Prioridade:</text:p>
            <text:p text:style-name="P29">(X) Altíssima ( ) Alta <text:s text:c="4"/>( ) Média <text:s text:c="4"/>( )Baixa</text:p>
          </table:table-cell>
        </table:table-row>
        <table:table-row table:style-name="Tabela1.1">
          <table:table-cell table:style-name="Tabela1.A1" table:number-columns-spanned="2" office:value-type="string">
            <text:p text:style-name="P34"><text:span text:style-name="T2">Descrição: </text:span><text:span text:style-name="T9">Deve ser possível </text:span><text:span text:style-name="T12">cadastrar os estagiários, de forma a ser possível preencher automaticamente ou autocompletar os campos de estagiário, tanto os do direito quanto do serviço social</text:span></text:p>
          </table:table-cell>
          <table:covered-table-cell/>
        </table:table-row>
      </table:table>
      <text:p text:style-name="P35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table:number-columns-spanned="2" office:value-type="string">
            <text:p text:style-name="P18"/>
            <text:p text:style-name="P22">RF 00<text:span text:style-name="T20">4</text:span> – <text:span text:style-name="T20">Preencher sinótico</text:span></text:p>
          </table:table-cell>
          <table:covered-table-cell/>
        </table:table-row>
        <table:table-row table:style-name="Tabela4.2">
          <table:table-cell table:style-name="Tabela4.A2" office:value-type="string">
            <text:p text:style-name="P26">Categoria:</text:p>
            <text:p text:style-name="P26">(X) Oculto <text:s text:c="4"/>( ) Evidente</text:p>
          </table:table-cell>
          <table:table-cell table:style-name="Tabela4.A1" office:value-type="string">
            <text:p text:style-name="P30">Prioridade:</text:p>
            <text:p text:style-name="P30">(X) Altíssima ( ) Alta <text:s text:c="4"/>( ) Média <text:s text:c="4"/>( )Baixa</text:p>
          </table:table-cell>
        </table:table-row>
        <table:table-row table:style-name="Tabela4.1">
          <table:table-cell table:style-name="Tabela4.A1" table:number-columns-spanned="2" office:value-type="string">
            <text:p text:style-name="P35"><text:span text:style-name="T2">Descrição: </text:span><text:span text:style-name="T12">O sinótico é um resumo de tudo ocorrido no atendimento : Quando o usuário ligou, quando houve orientação, como está o andamento do processo</text:span></text:p>
          </table:table-cell>
          <table:covered-table-cell/>
        </table:table-row>
      </table:table>
      <text:p text:style-name="P36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table:number-columns-spanned="2" office:value-type="string">
            <text:p text:style-name="P19"/>
            <text:p text:style-name="P23">RF 00<text:span text:style-name="T21">5</text:span> – <text:span text:style-name="T21">Associação de Estagiários e Supervisor</text:span></text:p>
          </table:table-cell>
          <table:covered-table-cell/>
        </table:table-row>
        <table:table-row table:style-name="Tabela5.2">
          <table:table-cell table:style-name="Tabela5.A2" office:value-type="string">
            <text:p text:style-name="P27">Categoria:</text:p>
            <text:p text:style-name="P27">(X) Oculto <text:s text:c="4"/>( ) Evidente</text:p>
          </table:table-cell>
          <table:table-cell table:style-name="Tabela5.A1" office:value-type="string">
            <text:p text:style-name="P31">Prioridade:</text:p>
            <text:p text:style-name="P31">(X) Altíssima ( ) Alta <text:s text:c="4"/>( ) Média <text:s text:c="4"/>( )Baixa</text:p>
          </table:table-cell>
        </table:table-row>
        <table:table-row table:style-name="Tabela5.1">
          <table:table-cell table:style-name="Tabela5.A1" table:number-columns-spanned="2" office:value-type="string">
            <text:p text:style-name="P36"><text:span text:style-name="T2">Descrição: </text:span><text:span text:style-name="T13">Os processos que são feios pelo CJS sempre são acompanhados por dois estagiários, um do curso de Direito e um do Serviço Social, e um supervisor</text:span></text:p>
          </table:table-cell>
          <table:covered-table-cell/>
        </table:table-row>
      </table:table>
      <text:p text:style-name="P36"/>
      <text:p text:style-name="P37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table:number-columns-spanned="2" office:value-type="string">
            <text:p text:style-name="P20"/>
            <text:p text:style-name="P24">RF 00<text:span text:style-name="T22">6</text:span> – <text:span text:style-name="T22">Histórico</text:span></text:p>
          </table:table-cell>
          <table:covered-table-cell/>
        </table:table-row>
        <table:table-row table:style-name="Tabela6.2">
          <table:table-cell table:style-name="Tabela6.A2" office:value-type="string">
            <text:p text:style-name="P28">Categoria:</text:p>
            <text:p text:style-name="P28">(X) Oculto <text:s text:c="4"/>( ) Evidente</text:p>
          </table:table-cell>
          <table:table-cell table:style-name="Tabela6.A1" office:value-type="string">
            <text:p text:style-name="P32">Prioridade:</text:p>
            <text:p text:style-name="P32">(X) Altíssima ( ) Alta <text:s text:c="4"/>( ) Média <text:s text:c="4"/>( )Baixa</text:p>
          </table:table-cell>
        </table:table-row>
        <table:table-row table:style-name="Tabela6.1">
          <table:table-cell table:style-name="Tabela6.A1" table:number-columns-spanned="2" office:value-type="string">
            <text:p text:style-name="P38"><text:span text:style-name="T2">Descrição: </text:span><text:span text:style-name="T14">O Sistema deve registrar alterações no perfil socio-econômico do usuário, visitas já feitas e processos anteriores.</text:span></text:p>
          </table:table-cell>
          <table:covered-table-cell/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21:26:24.758291680</meta:creation-date>
    <meta:editing-duration>PT11M19S</meta:editing-duration>
    <meta:editing-cycles>3</meta:editing-cycles>
    <meta:generator>LibreOffice/6.0.7.3$Linux_X86_64 LibreOffice_project/00m0$Build-3</meta:generator>
    <dc:date>2019-10-22T21:56:30.007424960</dc:date>
    <meta:document-statistic meta:table-count="6" meta:image-count="0" meta:object-count="0" meta:page-count="2" meta:paragraph-count="58" meta:word-count="365" meta:character-count="2283" meta:non-whitespace-character-count="1904"/>
  </office:meta>
</office:document-meta>
</file>